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x="0.311in" svg:y="0.0008in" svg:width="6.302in" svg:height="3.8134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GERUM</meta:initial-creator>
    <meta:creation-date>2020-05-15T09:08:22.338728425</meta:creation-date>
    <dc:date>2020-05-15T17:10:54.224694833</dc:date>
    <dc:creator>Philippe GERUM</dc:creator>
    <meta:editing-duration>PT7H44M12S</meta:editing-duration>
    <meta:editing-cycles>23</meta:editing-cycles>
    <meta:generator>LibreOffice/6.4.3.2$Linux_X86_64 LibreOffice_project/4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false" chart:data-label-number="value" chart:data-label-text="false" chart:data-label-symbol="false">
        <chart:label-separator>
          <text:p>; </text:p>
        </chart:label-separator>
      </style:chart-properties>
      <style:graphic-properties draw:stroke="none" draw:fill-color="#ffff00" dr3d:edge-rounding="5%"/>
      <style:text-properties fo:font-size="10pt" style:font-size-asian="10pt" style:font-size-complex="10pt"/>
    </style:style>
    <style:style style:name="ch9" style:family="chart">
      <style:chart-properties chart:solid-type="cylinder"/>
    </style:style>
    <style:style style:name="ch10" style:family="chart" style:data-style-name="N0">
      <style:chart-properties chart:solid-type="cylinder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685cm" xlink:href="." xlink:type="simple" chart:class="chart:bar" chart:style-name="ch1">
        <chart:legend chart:legend-position="end" svg:x="13.506cm" svg:y="4.294cm" style:legend-expansion="high" chart:style-name="ch2"/>
        <chart:plot-area chart:style-name="ch3" chart:data-source-has-labels="both" svg:x="1.331cm" svg:y="0.193cm" svg:width="11.855cm" svg:height="9.2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4cm" svg:y="0.193cm" svg:width="10.486cm" svg:height="7.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title svg:x="0.451cm" svg:y="5.865cm" chart:style-name="ch6">
              <text:p>Lines of code</text:p>
            </chart:title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style-name="ch9" chart:repeated="4"/>
          </chart:series>
          <chart:series chart:style-name="ch10" chart:values-cell-range-address="local-table.$C$2:.$C$5" chart:label-cell-address="local-table.$C$1" chart:class="chart:bar">
            <chart:data-point chart:style-name="ch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balt core</text:p>
              </table:table-cell>
              <table:table-cell office:value-type="string">
                <text:p>EVL core</text:p>
              </table:table-cell>
            </table:table-row>
          </table:table-header-rows>
          <table:table-rows>
            <table:table-row>
              <table:table-cell office:value-type="string">
                <text:p>Generic code</text:p>
              </table:table-cell>
              <table:table-cell office:value-type="float" office:value="30321">
                <text:p>30321</text:p>
              </table:table-cell>
              <table:table-cell office:value-type="float" office:value="15255">
                <text:p>15255</text:p>
              </table:table-cell>
            </table:table-row>
            <table:table-row>
              <table:table-cell office:value-type="string">
                <text:p>ARM-specific</text:p>
              </table:table-cell>
              <table:table-cell office:value-type="float" office:value="862">
                <text:p>8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arm64-specific</text:p>
              </table:table-cell>
              <table:table-cell office:value-type="float" office:value="590">
                <text:p>59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x86-specific</text:p>
              </table:table-cell>
              <table:table-cell office:value-type="float" office:value="1432">
                <text:p>1432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